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9.5pt" fo:font-weight="bold" style:font-size-asian="9.5pt" style:font-weight-asian="bold" style:font-size-complex="9.5pt" style:font-weight-complex="bold"/>
    </style:style>
    <style:style style:name="P2" style:family="paragraph" style:parent-style-name="Preformatted_20_Text">
      <style:text-properties style:font-name="Liberation Serif" fo:font-size="9.5pt" fo:font-weight="bold" officeooo:rsid="0020d51d" officeooo:paragraph-rsid="0020d51d" style:font-size-asian="9.5pt" style:font-weight-asian="bold" style:font-size-complex="9.5pt" style:font-weight-complex="bold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Liberation Serif" fo:font-size="9.5pt" fo:font-weight="bold" style:font-size-asian="9.5pt" style:font-weight-asian="bold" style:font-size-complex="9.5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d22dd" officeooo:paragraph-rsid="001d22dd" style:font-weight-asian="bold" style:font-weight-complex="bold"/>
    </style:style>
    <style:style style:name="P6" style:family="paragraph" style:parent-style-name="Standard">
      <style:text-properties fo:font-weight="bold" officeooo:rsid="001dc3e2" officeooo:paragraph-rsid="001dc3e2" style:font-weight-asian="bold" style:font-weight-complex="bold"/>
    </style:style>
    <style:style style:name="P7" style:family="paragraph" style:parent-style-name="Standard">
      <style:text-properties fo:font-weight="bold" officeooo:rsid="001e0212" officeooo:paragraph-rsid="001e0212" style:font-weight-asian="bold" style:font-weight-complex="bold"/>
    </style:style>
    <style:style style:name="P8" style:family="paragraph" style:parent-style-name="Standard">
      <style:text-properties fo:font-weight="bold" officeooo:rsid="001e0212" officeooo:paragraph-rsid="001d22dd" style:font-weight-asian="bold" style:font-weight-complex="bold"/>
    </style:style>
    <style:style style:name="P9" style:family="paragraph" style:parent-style-name="Standard">
      <style:text-properties fo:font-weight="bold" officeooo:rsid="0015a9eb" officeooo:paragraph-rsid="0015a9eb" style:font-weight-asian="bold" style:font-weight-complex="bold"/>
    </style:style>
    <style:style style:name="P10" style:family="paragraph" style:parent-style-name="Standard">
      <style:text-properties fo:font-weight="bold" officeooo:rsid="001a394a" officeooo:paragraph-rsid="001a394a" style:font-weight-asian="bold" style:font-weight-complex="bold"/>
    </style:style>
    <style:style style:name="P11" style:family="paragraph" style:parent-style-name="Standard">
      <style:text-properties fo:font-weight="bold" officeooo:rsid="0020d51d" officeooo:paragraph-rsid="0020d51d" style:font-weight-asian="bold" style:font-weight-complex="bold"/>
    </style:style>
    <style:style style:name="P12" style:family="paragraph" style:parent-style-name="Standard">
      <style:text-properties fo:font-weight="bold" officeooo:paragraph-rsid="0015a9eb" style:font-weight-asian="bold" style:font-weight-complex="bold"/>
    </style:style>
    <style:style style:name="P13" style:family="paragraph" style:parent-style-name="Standard">
      <style:text-properties fo:font-weight="bold" officeooo:paragraph-rsid="002f938f" style:font-weight-asian="bold" style:font-weight-complex="bold"/>
    </style:style>
    <style:style style:name="P14" style:family="paragraph" style:parent-style-name="Standard">
      <style:text-properties fo:font-weight="bold" officeooo:paragraph-rsid="0030ae86" style:font-weight-asian="bold" style:font-weight-complex="bold"/>
    </style:style>
    <style:style style:name="P15" style:family="paragraph" style:parent-style-name="Standard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P16" style:family="paragraph" style:parent-style-name="Standard">
      <style:text-properties fo:color="#000000" loext:opacity="100%" style:font-name="Consolas" fo:font-size="9.5pt" fo:font-weight="bold" officeooo:rsid="002ffdbd" officeooo:paragraph-rsid="002ffdbd" style:font-size-asian="9.5pt" style:font-weight-asian="bold" style:font-weight-complex="bold"/>
    </style:style>
    <style:style style:name="P17" style:family="paragraph" style:parent-style-name="Standard">
      <style:text-properties fo:color="#000000" loext:opacity="100%" style:font-name="Liberation Serif" fo:font-size="12pt" fo:font-weight="bold" officeooo:rsid="0022c520" officeooo:paragraph-rsid="0022c520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loext:opacity="100%" style:font-name="Liberation Serif" fo:font-size="12pt" fo:font-weight="bold" officeooo:rsid="00282012" officeooo:paragraph-rsid="00282012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loext:opacity="100%" style:font-name="Liberation Serif" fo:font-size="12pt" fo:font-weight="bold" officeooo:rsid="002e9e7f" officeooo:paragraph-rsid="0030ae86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Liberation Serif" fo:font-size="12pt" fo:font-weight="bold" officeooo:rsid="002f938f" officeooo:paragraph-rsid="002f938f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Liberation Serif" fo:font-size="10pt" fo:font-weight="normal" officeooo:rsid="002e9e7f" officeooo:paragraph-rsid="002f938f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style:font-name="Liberation serif" fo:font-size="10pt" fo:font-weight="normal" officeooo:rsid="002e9e7f" officeooo:paragraph-rsid="002f938f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style="normal" fo:font-weight="bold" officeooo:rsid="0015a9eb" officeooo:paragraph-rsid="0015a9eb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text-properties fo:color="#808080" loext:opacity="100%" style:font-name="Consolas" fo:font-size="9.5pt" fo:font-weight="bold" style:font-size-asian="9.5pt" style:font-weight-asian="bold" style:font-weight-complex="bold"/>
    </style:style>
    <style:style style:name="P25" style:family="paragraph" style:parent-style-name="Standard">
      <style:text-properties fo:color="#808080" loext:opacity="100%" style:font-name="Consolas" fo:font-size="9.5pt" fo:font-weight="bold" officeooo:rsid="0015a9eb" officeooo:paragraph-rsid="0015a9eb" style:font-size-asian="9.5pt" style:font-weight-asian="bold" style:font-weight-complex="bold"/>
    </style:style>
    <style:style style:name="P26" style:family="paragraph" style:parent-style-name="Standard">
      <style:text-properties fo:color="#808080" loext:opacity="100%" style:font-name="Consolas" fo:font-size="9.5pt" fo:font-weight="bold" officeooo:paragraph-rsid="0015a9eb" style:font-size-asian="9.5pt" style:font-weight-asian="bold" style:font-weight-complex="bold"/>
    </style:style>
    <style:style style:name="P27" style:family="paragraph" style:parent-style-name="Standard">
      <style:text-properties fo:color="#808080" loext:opacity="100%" style:font-name="Consolas" fo:font-size="9.5pt" fo:font-weight="bold" officeooo:rsid="001d22dd" officeooo:paragraph-rsid="001d22dd" style:font-size-asian="9.5pt" style:font-weight-asian="bold" style:font-weight-complex="bold"/>
    </style:style>
    <style:style style:name="P28" style:family="paragraph" style:parent-style-name="Standard">
      <style:text-properties fo:color="#808080" loext:opacity="100%" style:font-name="Consolas" fo:font-size="9.5pt" fo:font-weight="bold" officeooo:rsid="0022c520" officeooo:paragraph-rsid="0022c520" style:font-size-asian="9.5pt" style:font-weight-asian="bold" style:font-size-complex="9.5pt" style:font-weight-complex="bold"/>
    </style:style>
    <style:style style:name="P29" style:family="paragraph" style:parent-style-name="Standard">
      <style:text-properties fo:color="#808080" loext:opacity="100%" style:font-name="Consolas" fo:font-size="9.5pt" fo:font-weight="bold" officeooo:rsid="0022c520" officeooo:paragraph-rsid="0022c520" style:font-size-asian="9.5pt" style:font-weight-asian="bold" style:font-size-complex="12pt" style:font-weight-complex="bold"/>
    </style:style>
    <style:style style:name="P30" style:family="paragraph" style:parent-style-name="Standard">
      <style:text-properties fo:color="#808080" loext:opacity="100%" style:font-name="Consolas" fo:font-size="9.5pt" fo:font-weight="bold" officeooo:rsid="002e3222" officeooo:paragraph-rsid="002f938f" style:font-size-asian="9.5pt" style:font-weight-asian="bold" style:font-size-complex="12pt" style:font-weight-complex="bold"/>
    </style:style>
    <style:style style:name="P31" style:family="paragraph" style:parent-style-name="Standard">
      <style:text-properties fo:color="#808080" loext:opacity="100%" style:font-name="Consolas" fo:font-size="9.5pt" fo:font-weight="bold" officeooo:rsid="002e9e7f" officeooo:paragraph-rsid="002f938f" style:font-size-asian="9.5pt" style:font-weight-asian="bold" style:font-size-complex="12pt" style:font-weight-complex="bold"/>
    </style:style>
    <style:style style:name="P32" style:family="paragraph" style:parent-style-name="Standard">
      <style:text-properties fo:color="#808080" loext:opacity="100%" style:font-name="Consolas" fo:font-size="9.5pt" fo:font-weight="bold" officeooo:rsid="002e9e7f" officeooo:paragraph-rsid="0030ae86" style:font-size-asian="9.5pt" style:font-weight-asian="bold" style:font-size-complex="12pt" style:font-weight-complex="bold"/>
    </style:style>
    <style:style style:name="P33" style:family="paragraph" style:parent-style-name="Standard">
      <style:text-properties fo:color="#808080" loext:opacity="100%" style:font-name="Liberation Serif" fo:font-size="10pt" fo:font-weight="normal" officeooo:rsid="002f938f" officeooo:paragraph-rsid="002f938f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color="#808080" loext:opacity="100%" style:font-name="Liberation Serif" fo:font-size="10pt" fo:font-weight="bold" officeooo:rsid="002f938f" officeooo:paragraph-rsid="002f938f" style:font-size-asian="8.75pt" style:font-weight-asian="bold" style:font-size-complex="10pt" style:font-weight-complex="bold"/>
    </style:style>
    <style:style style:name="P35" style:family="paragraph" style:parent-style-name="Standard">
      <style:text-properties fo:color="#808080" loext:opacity="100%" style:font-name="Liberation Serif" fo:font-size="12pt" fo:font-weight="bold" officeooo:rsid="002ffdbd" officeooo:paragraph-rsid="002ffdbd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ff" loext:opacity="100%" style:font-name="Consolas" fo:font-size="9.5pt" fo:font-weight="bold" style:font-size-asian="9.5pt" style:font-weight-asian="bold" style:font-weight-complex="bold"/>
    </style:style>
    <style:style style:name="P37" style:family="paragraph" style:parent-style-name="Standard">
      <style:text-properties fo:color="#0000ff" loext:opacity="100%" style:font-name="Consolas" fo:font-size="9.5pt" fo:font-weight="bold" officeooo:rsid="001dc3e2" officeooo:paragraph-rsid="001dc3e2" style:font-size-asian="9.5pt" style:font-weight-asian="bold" style:font-weight-complex="bold"/>
    </style:style>
    <style:style style:name="P38" style:family="paragraph" style:parent-style-name="Standard">
      <style:text-properties fo:color="#0000ff" loext:opacity="100%" style:font-name="Consolas" fo:font-size="9.5pt" fo:font-weight="bold" officeooo:rsid="002ffdbd" officeooo:paragraph-rsid="002ffdbd" style:font-size-asian="9.5pt" style:font-weight-asian="bold" style:font-weight-complex="bold"/>
    </style:style>
    <style:style style:name="P39" style:family="paragraph" style:parent-style-name="Standard">
      <style:text-properties fo:color="#0000ff" loext:opacity="100%" style:font-name="Consolas" fo:font-size="9.5pt" fo:font-weight="bold" officeooo:rsid="003073e7" officeooo:paragraph-rsid="003073e7" style:font-size-asian="9.5pt" style:font-weight-asian="bold" style:font-weight-complex="bold"/>
    </style:style>
    <style:style style:name="P40" style:family="paragraph" style:parent-style-name="Standard">
      <style:text-properties fo:color="#008000" loext:opacity="100%" style:font-name="Consolas" fo:font-size="9.5pt" fo:font-weight="bold" officeooo:rsid="001e0212" style:font-size-asian="9.5pt" style:font-weight-asian="bold" style:font-weight-complex="bold"/>
    </style:style>
    <style:style style:name="P41" style:family="paragraph" style:parent-style-name="Standard">
      <style:text-properties fo:color="#008000" loext:opacity="100%" style:font-name="Consolas" fo:font-size="9.5pt" fo:font-weight="bold" officeooo:rsid="001e0212" officeooo:paragraph-rsid="001e0212" style:font-size-asian="9.5pt" style:font-weight-asian="bold" style:font-weight-complex="bold"/>
    </style:style>
    <style:style style:name="P42" style:family="paragraph" style:parent-style-name="Standard">
      <style:text-properties style:font-name="Liberation Serif" fo:font-size="9.5pt" fo:font-weight="bold" officeooo:rsid="0022c520" officeooo:paragraph-rsid="0022c520" style:font-size-asian="9.5pt" style:font-weight-asian="bold" style:font-size-complex="9.5pt" style:font-weight-complex="bold"/>
    </style:style>
    <style:style style:name="P43" style:family="paragraph" style:parent-style-name="Standard">
      <style:text-properties style:font-name="Liberation Serif" fo:font-size="12pt" fo:font-weight="bold" officeooo:rsid="0022c520" officeooo:paragraph-rsid="0022c520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paragraph-rsid="0030ae86"/>
    </style:style>
    <style:style style:name="P45" style:family="paragraph" style:parent-style-name="Standard">
      <style:text-properties fo:color="#808080" loext:opacity="100%" style:font-name="Liberation Serif" fo:font-size="10pt" fo:font-weight="normal" officeooo:rsid="002ffdbd" officeooo:paragraph-rsid="002ffdbd" style:font-size-asian="8.75pt" style:font-weight-asian="normal" style:font-size-complex="10pt" style:font-weight-complex="normal"/>
    </style:style>
    <style:style style:name="P46" style:family="paragraph" style:parent-style-name="Standard">
      <style:text-properties fo:color="#808080" loext:opacity="100%" style:font-name="Liberation Serif" fo:font-size="10pt" fo:font-weight="normal" officeooo:rsid="002f938f" officeooo:paragraph-rsid="002f938f" style:font-size-asian="8.75pt" style:font-weight-asian="normal" style:font-size-complex="10pt" style:font-weight-complex="normal"/>
    </style:style>
    <style:style style:name="P47" style:family="paragraph" style:parent-style-name="Standard">
      <style:text-properties fo:color="#808080" loext:opacity="100%" style:font-name="Consolas" fo:font-size="9.5pt" fo:font-weight="bold" officeooo:rsid="0030ae86" officeooo:paragraph-rsid="0030ae86" style:font-size-asian="9.5pt" style:font-weight-asian="bold" style:font-size-complex="12pt" style:font-weight-complex="bold"/>
    </style:style>
    <style:style style:name="P48" style:family="paragraph" style:parent-style-name="Standard">
      <style:text-properties fo:color="#808080" loext:opacity="100%" style:font-name="Consolas" fo:font-size="9.5pt" fo:font-weight="bold" officeooo:rsid="002f938f" officeooo:paragraph-rsid="002f938f" style:font-size-asian="9.5pt" style:font-weight-asian="bold" style:font-size-complex="10pt" style:font-weight-complex="bold"/>
    </style:style>
    <style:style style:name="P49" style:family="paragraph" style:parent-style-name="Standard">
      <style:text-properties fo:color="#808080" loext:opacity="100%" style:font-name="Consolas" fo:font-size="9.5pt" fo:font-weight="normal" officeooo:rsid="002f938f" officeooo:paragraph-rsid="002f938f" style:font-size-asian="9.5pt" style:font-weight-asian="normal" style:font-size-complex="10pt" style:font-weight-complex="normal"/>
    </style:style>
    <style:style style:name="P50" style:family="paragraph" style:parent-style-name="Standard">
      <style:text-properties fo:color="#000000" loext:opacity="100%" style:font-name="Consolas" fo:font-size="9.5pt" fo:font-weight="bold" officeooo:rsid="00282012" officeooo:paragraph-rsid="00282012" style:font-size-asian="9.5pt" style:font-weight-asian="bold" style:font-size-complex="12pt" style:font-weight-complex="bold"/>
    </style:style>
    <style:style style:name="P51" style:family="paragraph" style:parent-style-name="Standard">
      <style:text-properties fo:color="#000000" loext:opacity="100%" style:font-name="Consolas" fo:font-size="12pt" fo:font-weight="bold" officeooo:rsid="00338bf0" officeooo:paragraph-rsid="00338bf0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loext:opacity="100%" style:font-name="Consolas" fo:font-size="12pt" fo:font-weight="bold" officeooo:rsid="00349b13" officeooo:paragraph-rsid="00349b13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loext:opacity="100%" style:font-name="Liberation Serif" fo:font-size="12pt" fo:font-weight="bold" officeooo:rsid="002f938f" officeooo:paragraph-rsid="002f938f" style:font-size-asian="12pt" style:font-weight-asian="bold" style:font-size-complex="12pt" style:font-weight-complex="bold"/>
    </style:style>
    <style:style style:name="P54" style:family="paragraph" style:parent-style-name="Standard">
      <style:text-properties officeooo:paragraph-rsid="002f938f"/>
    </style:style>
    <style:style style:name="P55" style:family="paragraph" style:parent-style-name="Standard">
      <style:text-properties officeooo:paragraph-rsid="002ffdbd"/>
    </style:style>
    <style:style style:name="P56" style:family="paragraph" style:parent-style-name="Standard">
      <style:text-properties fo:font-weight="bold" style:font-weight-asian="bold" style:font-weight-complex="bold"/>
    </style:style>
    <style:style style:name="P57" style:family="paragraph" style:parent-style-name="Standard">
      <style:text-properties fo:font-weight="bold" officeooo:paragraph-rsid="00338bf0" style:font-weight-asian="bold" style:font-weight-complex="bold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Consolas"/>
    </style:style>
    <style:style style:name="T3" style:family="text">
      <style:text-properties fo:color="#0000ff" loext:opacity="100%" style:font-name="Consolas" fo:font-size="9.5pt" style:font-size-asian="9.5pt"/>
    </style:style>
    <style:style style:name="T4" style:family="text">
      <style:text-properties fo:color="#0000ff" loext:opacity="100%" style:font-name="Consolas" fo:font-size="9.5pt" officeooo:rsid="002e3222" style:font-size-asian="9.5pt"/>
    </style:style>
    <style:style style:name="T5" style:family="text">
      <style:text-properties fo:color="#0000ff" loext:opacity="100%" style:font-name="Consolas" fo:font-size="9.5pt" style:font-size-asian="9.5pt"/>
    </style:style>
    <style:style style:name="T6" style:family="text">
      <style:text-properties fo:color="#0000ff" loext:opacity="100%" style:font-name="Consolas" fo:font-size="9.5pt" officeooo:rsid="00338bf0" style:font-size-asian="9.5pt" style:font-size-complex="12pt"/>
    </style:style>
    <style:style style:name="T7" style:family="text">
      <style:text-properties fo:color="#0000ff" loext:opacity="100%" style:font-name="Consolas" fo:font-size="9.5pt" fo:font-weight="bold" officeooo:rsid="002ffdbd" style:font-size-asian="9.5pt" style:font-weight-asian="bold" style:font-weight-complex="bold"/>
    </style:style>
    <style:style style:name="T8" style:family="text">
      <style:text-properties fo:color="#0000ff" loext:opacity="100%" style:font-name="Consolas" fo:font-size="9.5pt" fo:font-weight="bold" officeooo:rsid="0032d675" style:font-size-asian="9.5pt" style:font-weight-asian="bold" style:font-weight-complex="bold"/>
    </style:style>
    <style:style style:name="T9" style:family="text">
      <style:text-properties fo:color="#0000ff" loext:opacity="100%" style:font-name="Consolas" fo:font-size="9.5pt" fo:font-weight="bold" officeooo:rsid="00338bf0" style:font-size-asian="9.5pt" style:font-weight-asian="bold" style:font-size-complex="12pt" style:font-weight-complex="bold"/>
    </style:style>
    <style:style style:name="T10" style:family="text">
      <style:text-properties fo:color="#0000ff" loext:opacity="100%" fo:font-size="9.5pt" style:font-size-asian="9.5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Consolas"/>
    </style:style>
    <style:style style:name="T13" style:family="text">
      <style:text-properties fo:color="#000000" loext:opacity="100%" style:font-name="Consolas" fo:font-size="9.5pt" style:font-size-asian="9.5pt"/>
    </style:style>
    <style:style style:name="T14" style:family="text">
      <style:text-properties fo:color="#000000" loext:opacity="100%" style:font-name="Consolas" fo:font-size="9.5pt" style:font-size-asian="9.5pt"/>
    </style:style>
    <style:style style:name="T15" style:family="text">
      <style:text-properties fo:color="#000000" loext:opacity="100%" style:font-name="Consolas" fo:font-size="9.5pt" officeooo:rsid="00338bf0" style:font-size-asian="9.5pt" style:font-size-complex="12pt"/>
    </style:style>
    <style:style style:name="T16" style:family="text">
      <style:text-properties fo:color="#000000" loext:opacity="100%" style:font-name="Consolas" fo:font-size="9.5pt" fo:font-weight="bold" officeooo:rsid="00338bf0" style:font-size-asian="9.5pt" style:font-weight-asian="bold" style:font-size-complex="12pt" style:font-weight-complex="bold"/>
    </style:style>
    <style:style style:name="T17" style:family="text">
      <style:text-properties fo:color="#000000" loext:opacity="100%" style:font-name="Liberation Serif" fo:font-size="10pt" fo:font-weight="normal" officeooo:rsid="002e9e7f" style:font-size-asian="8.75pt" style:font-weight-asian="normal" style:font-size-complex="10pt" style:font-weight-complex="normal"/>
    </style:style>
    <style:style style:name="T18" style:family="text">
      <style:text-properties fo:color="#808080" loext:opacity="100%"/>
    </style:style>
    <style:style style:name="T19" style:family="text">
      <style:text-properties fo:color="#808080" loext:opacity="100%" style:font-name="Consolas"/>
    </style:style>
    <style:style style:name="T20" style:family="text">
      <style:text-properties fo:color="#808080" loext:opacity="100%" style:font-name="Consolas" fo:font-size="9.5pt" style:font-size-asian="9.5pt"/>
    </style:style>
    <style:style style:name="T21" style:family="text">
      <style:text-properties fo:color="#808080" loext:opacity="100%" style:font-name="Consolas" fo:font-size="9.5pt" officeooo:rsid="002e3222" style:font-size-asian="9.5pt"/>
    </style:style>
    <style:style style:name="T22" style:family="text">
      <style:text-properties fo:color="#808080" loext:opacity="100%" style:font-name="Consolas" fo:font-size="9.5pt" officeooo:rsid="0030ae86" style:font-size-asian="9.5pt"/>
    </style:style>
    <style:style style:name="T23" style:family="text">
      <style:text-properties fo:color="#808080" loext:opacity="100%" style:font-name="Consolas" fo:font-size="9.5pt" style:font-size-asian="9.5pt"/>
    </style:style>
    <style:style style:name="T24" style:family="text">
      <style:text-properties fo:color="#808080" loext:opacity="100%" style:font-name="Consolas" fo:font-size="9.5pt" officeooo:rsid="00338bf0" style:font-size-asian="9.5pt" style:font-size-complex="12pt"/>
    </style:style>
    <style:style style:name="T25" style:family="text">
      <style:text-properties fo:color="#808080" loext:opacity="100%" style:font-name="Consolas" fo:font-size="9.5pt" fo:font-weight="bold" officeooo:rsid="00338bf0" style:font-size-asian="9.5pt" style:font-weight-asian="bold" style:font-size-complex="12pt" style:font-weight-complex="bold"/>
    </style:style>
    <style:style style:name="T26" style:family="text">
      <style:text-properties fo:color="#808080" loext:opacity="100%" style:font-name="Consolas" officeooo:rsid="002e3222"/>
    </style:style>
    <style:style style:name="T27" style:family="text">
      <style:text-properties fo:color="#808080" loext:opacity="100%" style:font-name="Liberation Serif" fo:font-size="10pt" fo:font-weight="normal" officeooo:rsid="0030ae86" style:font-size-asian="8.75pt" style:font-weight-asian="normal" style:font-size-complex="10pt" style:font-weight-complex="normal"/>
    </style:style>
    <style:style style:name="T28" style:family="text">
      <style:text-properties fo:color="#808080" loext:opacity="100%" style:font-name="Liberation Serif" fo:font-size="10pt" fo:font-weight="normal" officeooo:rsid="0032d675" style:font-size-asian="8.75pt" style:font-weight-asian="normal" style:font-size-complex="10pt" style:font-weight-complex="normal"/>
    </style:style>
    <style:style style:name="T29" style:family="text">
      <style:text-properties fo:color="#808080" loext:opacity="100%" style:font-name="Liberation Serif" fo:font-size="10pt" fo:font-weight="normal" officeooo:rsid="002f938f" style:font-size-asian="8.75pt" style:font-weight-asian="normal" style:font-size-complex="10pt" style:font-weight-complex="normal"/>
    </style:style>
    <style:style style:name="T30" style:family="text">
      <style:text-properties fo:color="#808080" loext:opacity="100%" fo:font-size="9.5pt" style:font-size-asian="9.5pt"/>
    </style:style>
    <style:style style:name="T31" style:family="text">
      <style:text-properties fo:color="#ff0000" loext:opacity="100%" style:font-name="Consolas"/>
    </style:style>
    <style:style style:name="T32" style:family="text">
      <style:text-properties fo:color="#ff0000" loext:opacity="100%" style:font-name="Consolas" fo:font-size="9.5pt" style:font-size-asian="9.5pt"/>
    </style:style>
    <style:style style:name="T33" style:family="text">
      <style:text-properties fo:color="#ff0000" loext:opacity="100%" style:font-name="Consolas" fo:font-size="9.5pt" style:font-size-asian="9.5pt"/>
    </style:style>
    <style:style style:name="T34" style:family="text">
      <style:text-properties fo:color="#ff0000" loext:opacity="100%" fo:font-size="9.5pt" style:font-size-asian="9.5pt"/>
    </style:style>
    <style:style style:name="T35" style:family="text">
      <style:text-properties fo:color="#ff00ff" loext:opacity="100%" style:font-name="Consolas" fo:font-size="9.5pt" style:font-size-asian="9.5pt"/>
    </style:style>
    <style:style style:name="T36" style:family="text">
      <style:text-properties fo:color="#800000" loext:opacity="100%" style:font-name="Consolas" fo:font-size="9.5pt" style:font-size-asian="9.5pt"/>
    </style:style>
    <style:style style:name="T37" style:family="text">
      <style:text-properties fo:color="#008000" loext:opacity="100%" style:font-name="Consolas" fo:font-size="9.5pt" style:font-size-asian="9.5pt"/>
    </style:style>
    <style:style style:name="T38" style:family="text">
      <style:text-properties fo:color="#008000" loext:opacity="100%" style:font-name="Consolas" fo:font-size="9.5pt" officeooo:rsid="00267ba9" style:font-size-asian="9.5pt"/>
    </style:style>
    <style:style style:name="T39" style:family="text">
      <style:text-properties fo:color="#008000" loext:opacity="100%" style:font-name="Consolas" fo:font-size="9.5pt" officeooo:rsid="001e0212" style:font-size-asian="9.5pt"/>
    </style:style>
    <style:style style:name="T40" style:family="text">
      <style:text-properties style:font-name="Consolas" fo:font-size="9.5pt" style:font-size-asian="9.5pt"/>
    </style:style>
    <style:style style:name="T41" style:family="text">
      <style:text-properties style:font-name="Consolas" fo:font-size="9.5pt" officeooo:rsid="002e3222" style:font-size-asian="9.5pt"/>
    </style:style>
    <style:style style:name="T42" style:family="text">
      <style:text-properties style:font-name="Consolas" officeooo:rsid="002e3222"/>
    </style:style>
    <style:style style:name="T43" style:family="text">
      <style:text-properties style:font-name="Liberation Serif" fo:font-size="10pt" fo:font-weight="normal" style:font-size-asian="8.75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2f938f" style:font-size-asian="8.75pt" style:font-weight-asian="normal" style:font-size-complex="10pt" style:font-weight-complex="normal"/>
    </style:style>
    <style:style style:name="T45" style:family="text">
      <style:text-properties officeooo:rsid="002ffdbd"/>
    </style:style>
    <style:style style:name="T46" style:family="text">
      <style:text-properties officeooo:rsid="0030ae86"/>
    </style:style>
    <style:style style:name="T47" style:family="text">
      <style:text-properties officeooo:rsid="0032d675"/>
    </style:style>
    <style:style style:name="T48" style:family="text">
      <style:text-properties officeooo:rsid="002e3222"/>
    </style:style>
    <style:style style:name="T49" style:family="text">
      <style:text-properties fo:font-size="9.5pt" style:font-size-asian="9.5pt"/>
    </style:style>
    <style:style style:name="T50" style:family="text">
      <style:text-properties officeooo:rsid="003516a5"/>
    </style:style>
    <style:style style:name="gr1" style:family="graphic">
      <style:graphic-properties draw:textarea-horizontal-align="justify" draw:textarea-vertical-align="middle" draw:auto-grow-height="false" fo:min-height="0.062cm" fo:min-width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QL</text:p>
      <text:p text:style-name="P9"/>
      <text:p text:style-name="P9">Crear una tabla:</text:p>
      <text:p text:style-name="P9"><text:span text:style-name="T3">create</text:span><text:span text:style-name="T13"> </text:span><text:span text:style-name="T3">table</text:span><text:span text:style-name="T13"> usuarios</text:span><text:span text:style-name="T3"> </text:span><text:span text:style-name="T20">(</text:span></text:p>
      <text:p text:style-name="P4"><text:span text:style-name="T13"><text:tab/>nombre </text:span><text:span text:style-name="T3">varchar</text:span><text:span text:style-name="T20">(</text:span><text:span text:style-name="T13">30</text:span><text:span text:style-name="T20">),</text:span></text:p>
      <text:p text:style-name="P4"><text:span text:style-name="T13"><text:tab/>clave </text:span><text:span text:style-name="T3">varchar</text:span><text:span text:style-name="T20">(</text:span><text:span text:style-name="T13">10</text:span><text:span text:style-name="T20">)</text:span></text:p>
      <text:p text:style-name="P25">);</text:p>
      <text:p text:style-name="P25"/>
      <text:p text:style-name="P9">Eliminar una tabla:</text:p>
      <text:p text:style-name="P12"><text:span text:style-name="T3">drop</text:span><text:span text:style-name="T13"> </text:span><text:span text:style-name="T3">table</text:span><text:span text:style-name="T13"> usuarios</text:span><text:span text:style-name="T20">;</text:span></text:p>
      <text:p text:style-name="P4"><text:span text:style-name="T3">if</text:span><text:span text:style-name="T13"> </text:span><text:span text:style-name="T35">object_id</text:span><text:span text:style-name="T20">(</text:span><text:span text:style-name="T32">'agenda'</text:span><text:span text:style-name="T20">)</text:span><text:span text:style-name="T13"> </text:span><text:span text:style-name="T20">is</text:span><text:span text:style-name="T13"> </text:span><text:span text:style-name="T20">not</text:span><text:span text:style-name="T13"> </text:span><text:span text:style-name="T20">null</text:span></text:p>
      <text:p text:style-name="P12"><text:span text:style-name="T13"><text:s text:c="2"/></text:span><text:span text:style-name="T3">drop</text:span><text:span text:style-name="T13"> </text:span><text:span text:style-name="T3">table</text:span><text:span text:style-name="T13"> agenda</text:span><text:span text:style-name="T20">;</text:span></text:p>
      <text:p text:style-name="P26"/>
      <text:p text:style-name="P10">Ver estructura de la tabla</text:p>
      <text:p text:style-name="P10"><text:span text:style-name="T3">exec</text:span><text:span text:style-name="T13"> </text:span><text:span text:style-name="T36">sp_columns</text:span><text:span text:style-name="T3"> </text:span><text:span text:style-name="T13">usuarios</text:span><text:span text:style-name="T20">;</text:span></text:p>
      <text:p text:style-name="P15"/>
      <text:p text:style-name="P10"><text:span text:style-name="T3">exec</text:span><text:span text:style-name="T13"> </text:span><text:span text:style-name="T36">sp_tables</text:span><text:span text:style-name="T3"> <text:s/></text:span><text:span text:style-name="T13">@table_owner</text:span><text:span text:style-name="T20">=</text:span><text:span text:style-name="T32">’</text:span><text:span text:style-name="T13">dbo</text:span><text:span text:style-name="T32">’</text:span><text:span text:style-name="T20">;</text:span></text:p>
      <text:p text:style-name="P10"/>
      <text:p text:style-name="P5">Insertar filas</text:p>
      <text:p text:style-name="P5"><text:span text:style-name="T3">insert</text:span><text:span text:style-name="T13"> </text:span><text:span text:style-name="T3">into</text:span><text:span text:style-name="T13"> usuarios</text:span><text:span text:style-name="T20">(</text:span><text:span text:style-name="T13">nombre</text:span><text:span text:style-name="T20">,</text:span><text:span text:style-name="T13"> clave</text:span><text:span text:style-name="T20">)</text:span><text:span text:style-name="T13"> </text:span><text:span text:style-name="T3">values</text:span><text:span text:style-name="T20">(</text:span><text:span text:style-name="T32">'Mariano'</text:span><text:span text:style-name="T20">,</text:span><text:span text:style-name="T13"> </text:span><text:span text:style-name="T32">'123abc'</text:span><text:span text:style-name="T20">);</text:span></text:p>
      <text:p text:style-name="P27"/>
      <text:p text:style-name="P5">Mostrar todo el contenido de una tabla</text:p>
      <text:p text:style-name="P8"><text:span text:style-name="T3">select</text:span><text:span text:style-name="T13"> </text:span><text:span text:style-name="T20">*</text:span><text:span text:style-name="T13"> </text:span><text:span text:style-name="T3">from</text:span><text:span text:style-name="T13"> usuarios</text:span><text:span text:style-name="T20">;</text:span></text:p>
      <text:p text:style-name="P8"><text:span text:style-name="T3">select</text:span><text:span text:style-name="T13"> titulo</text:span><text:span text:style-name="T20">,</text:span><text:span text:style-name="T13"> precio </text:span><text:span text:style-name="T3">from</text:span><text:span text:style-name="T13"> libros</text:span><text:span text:style-name="T20">;</text:span></text:p>
      <text:p text:style-name="P8"><text:span text:style-name="T3">select</text:span><text:span text:style-name="T13"> </text:span><text:span text:style-name="T20">*</text:span><text:span text:style-name="T13"> </text:span><text:span text:style-name="T3">from</text:span><text:span text:style-name="T13"> usuarios </text:span><text:span text:style-name="T3">where</text:span><text:span text:style-name="T13"> nombre</text:span><text:span text:style-name="T20">=</text:span><text:span text:style-name="T32">'Ana'</text:span><text:span text:style-name="T20">;</text:span></text:p>
      <text:p text:style-name="P7"/>
      <text:p text:style-name="P6">Tipos de datos</text:p>
      <text:p text:style-name="P45">Numeros</text:p>
      <text:p text:style-name="P36">integer <text:span text:style-name="T45">o int</text:span></text:p>
      <text:p text:style-name="P38">tinyint</text:p>
      <text:p text:style-name="P38">smallint</text:p>
      <text:p text:style-name="P38">bigint</text:p>
      <text:p text:style-name="P37">float</text:p>
      <text:p text:style-name="P38">real</text:p>
      <text:p text:style-name="P38">decimal o numeric<text:span text:style-name="T50">(2,2)</text:span></text:p>
      <text:p text:style-name="P37"/>
      <text:p text:style-name="P35"><text:span text:style-name="T44">T</text:span><text:span text:style-name="T43">exto</text:span></text:p>
      <text:p text:style-name="P38">char()</text:p>
      <text:p text:style-name="P38">nchar()</text:p>
      <text:p text:style-name="P38">varchar()</text:p>
      <text:p text:style-name="P55"><text:span text:style-name="T7">nvarchar()</text:span></text:p>
      <text:p text:style-name="P38">text</text:p>
      <text:p text:style-name="P38">ntext </text:p>
      <text:p text:style-name="P38"/>
      <text:p text:style-name="P35"><text:span text:style-name="T44">F</text:span><text:span text:style-name="T43">echas</text:span></text:p>
      <text:p text:style-name="P38">datetime</text:p>
      <text:p text:style-name="P38">smalldatetime</text:p>
      <text:p text:style-name="P38"/>
      <text:p text:style-name="P39">set dateformat <text:span text:style-name="T11">dmy;</text:span></text:p>
      <text:p text:style-name="P16">-mdy: 4/15/96 (mes y día con 1 ó 2 dígitos y año con 2 ó 4 dígitos),</text:p>
      <text:p text:style-name="P16">-myd: 4/96/15,</text:p>
      <text:p text:style-name="P16">-dmy: 15/4/1996</text:p>
      <text:p text:style-name="P16">-dym: 15/96/4,</text:p>
      <text:p text:style-name="P16">-ydm: 96/15/4,</text:p>
      <text:p text:style-name="P16">-ydm: 1996/15/4</text:p>
      <text:p text:style-name="P38"/>
      <text:p text:style-name="P35"><text:span text:style-name="T44">D</text:span><text:span text:style-name="T43">inero</text:span></text:p>
      <text:p text:style-name="P38">money</text:p>
      <text:p text:style-name="P38">smallmoney</text:p>
      <text:p text:style-name="P6"/>
      <text:p text:style-name="P6"/>
      <text:p text:style-name="P7"><text:soft-page-break/>Comentarios</text:p>
      <text:p text:style-name="P41">-- <text:s/>Esto es un comentario</text:p>
      <text:p text:style-name="P7"><text:span text:style-name="T37">/*<text:tab/></text:span><text:span text:style-name="T38">Esto es un<text:line-break/><text:tab/></text:span><text:span text:style-name="T37">Comentario</text:span></text:p>
      <text:p text:style-name="P4"><text:span text:style-name="T37"><text:tab/>Multi-</text:span><text:span text:style-name="T39">Linea*/</text:span></text:p>
      <text:p text:style-name="P40"/>
      <text:p text:style-name="P11">Operadores relacionales</text:p>
      <text:p text:style-name="P2">= <text:s text:c="6"/>igual</text:p>
      <text:p text:style-name="P1">&lt;&gt; <text:s text:c="5"/>distinto</text:p>
      <text:p text:style-name="P1">&gt; <text:s text:c="6"/>mayor</text:p>
      <text:p text:style-name="P1">&lt; <text:s text:c="6"/>menor</text:p>
      <text:p text:style-name="P1">&gt;= <text:s text:c="5"/>mayor o igual</text:p>
      <text:p text:style-name="P3">&lt;= <text:s text:c="5"/>menor o igual</text:p>
      <text:p text:style-name="P43">Borrar registros</text:p>
      <text:p text:style-name="P33">Borra registros de la tabla. Si existe un campo identity continuará por el ultimo numero mas grande.</text:p>
      <text:p text:style-name="P42"><text:span text:style-name="T2">delete</text:span><text:span text:style-name="T12"> </text:span><text:span text:style-name="T2">from</text:span><text:span text:style-name="T12"> articulos </text:span><text:span text:style-name="T2">where</text:span><text:span text:style-name="T12"> nombre </text:span><text:span text:style-name="T19">=</text:span><text:span text:style-name="T31">'impresora'</text:span><text:span text:style-name="T19">;</text:span></text:p>
      <text:p text:style-name="P28"/>
      <text:p text:style-name="P17">Actualizar registros</text:p>
      <text:p text:style-name="P17"><text:span text:style-name="T35">update</text:span><text:span text:style-name="T40"> usuarios </text:span><text:span text:style-name="T3">set</text:span><text:span text:style-name="T40"> nombre</text:span><text:span text:style-name="T20">=</text:span><text:span text:style-name="T32">'Marceloduarte'</text:span><text:span text:style-name="T20">,</text:span><text:span text:style-name="T40"> clave</text:span><text:span text:style-name="T20">=</text:span><text:span text:style-name="T32">'Marce'</text:span><text:span text:style-name="T40"> </text:span><text:span text:style-name="T3">where</text:span><text:span text:style-name="T40"> nombre</text:span><text:span text:style-name="T20">=</text:span><text:span text:style-name="T32">'Marcelo'</text:span><text:span text:style-name="T20">;</text:span></text:p>
      <text:p text:style-name="P29"/>
      <text:p text:style-name="P18">Valores null</text:p>
      <text:p text:style-name="P18"><text:span text:style-name="T3">create</text:span><text:span text:style-name="T40"> </text:span><text:span text:style-name="T3">table</text:span><text:span text:style-name="T40"> usuarios</text:span><text:span text:style-name="T20">(</text:span></text:p>
      <text:p text:style-name="P4"><text:span text:style-name="T13"><text:s text:c="2"/>nombre </text:span><text:span text:style-name="T3">varchar</text:span><text:span text:style-name="T20">(</text:span><text:span text:style-name="T13">20</text:span><text:span text:style-name="T20">)</text:span><text:span text:style-name="T13"> </text:span><text:span text:style-name="T20">not</text:span><text:span text:style-name="T13"> </text:span><text:span text:style-name="T20">null,</text:span></text:p>
      <text:p text:style-name="P4"><text:span text:style-name="T13"><text:s text:c="2"/>clave </text:span><text:span text:style-name="T3">varchar</text:span><text:span text:style-name="T20">(</text:span><text:span text:style-name="T13">10</text:span><text:span text:style-name="T20">)</text:span><text:span text:style-name="T13"> </text:span><text:span text:style-name="T20">null</text:span></text:p>
      <text:p text:style-name="P24">);</text:p>
      <text:p text:style-name="P18"><text:span text:style-name="T3">insert</text:span><text:span text:style-name="T40"> </text:span><text:span text:style-name="T3">into</text:span><text:span text:style-name="T40"> usuarios</text:span><text:span text:style-name="T3"> </text:span><text:span text:style-name="T20">(</text:span><text:span text:style-name="T40">nombre</text:span><text:span text:style-name="T20">,</text:span><text:span text:style-name="T40">clave</text:span><text:span text:style-name="T20">)</text:span><text:span text:style-name="T40"> </text:span><text:span text:style-name="T3">values </text:span><text:span text:style-name="T20">(</text:span><text:span text:style-name="T32">'Marcelo'</text:span><text:span text:style-name="T20">,null);</text:span></text:p>
      <text:p text:style-name="P18"><text:span text:style-name="T3">select</text:span><text:span text:style-name="T40"> </text:span><text:span text:style-name="T20">*</text:span><text:span text:style-name="T40"> </text:span><text:span text:style-name="T3">from</text:span><text:span text:style-name="T40"> usuarios </text:span><text:span text:style-name="T3">where</text:span><text:span text:style-name="T40"> clave </text:span><text:span text:style-name="T20">is</text:span><text:span text:style-name="T40"> </text:span><text:span text:style-name="T20">not</text:span><text:span text:style-name="T40"> </text:span><text:span text:style-name="T20">null;</text:span></text:p>
      <text:p text:style-name="P18"><text:span text:style-name="T3">select</text:span><text:span text:style-name="T40"> </text:span><text:span text:style-name="T20">*</text:span><text:span text:style-name="T40"> </text:span><text:span text:style-name="T3">from</text:span><text:span text:style-name="T40"> peliculas </text:span><text:span text:style-name="T3">where</text:span><text:span text:style-name="T40"> actor </text:span><text:span text:style-name="T20">is</text:span><text:span text:style-name="T40"> </text:span><text:span text:style-name="T20">null;</text:span></text:p>
      <text:p text:style-name="P18"><draw:custom-shape text:anchor-type="paragraph" draw:z-index="0" draw:name="Forma1" draw:style-name="gr1" svg:width="0.022cm" svg:height="0.063cm" svg:x="2.016cm" svg:y="1.016cm"><text:p/><draw:enhanced-geometry svg:viewBox="0 0 21600 21600" draw:type="rectangle" draw:enhanced-path="M 0 0 L 21600 0 21600 21600 0 21600 0 0 Z N"/></draw:custom-shape><text:span text:style-name="T35">update</text:span><text:span text:style-name="T40"> peliculas </text:span><text:span text:style-name="T3">set</text:span><text:span text:style-name="T40"> duracion</text:span><text:span text:style-name="T20">=</text:span><text:span text:style-name="T40">120 </text:span><text:span text:style-name="T3">where</text:span><text:span text:style-name="T40"> duracion </text:span><text:span text:style-name="T20">is</text:span><text:span text:style-name="T40"> </text:span><text:span text:style-name="T20">null;</text:span><text:span text:style-name="T40"> </text:span></text:p>
      <text:p text:style-name="P50"/>
      <text:p text:style-name="P20">Clave Primaria</text:p>
      <text:p text:style-name="P22">No pueden haber dos campos iguales. No puede ser null.</text:p>
      <text:p text:style-name="P30"><text:span text:style-name="T1">create</text:span><text:span text:style-name="T11"> </text:span><text:span text:style-name="T1">table</text:span><text:span text:style-name="T11"> libros</text:span>(</text:p>
      <text:p text:style-name="P13"><text:span text:style-name="T13"><text:tab/>codigo </text:span><text:span text:style-name="T3">int</text:span><text:span text:style-name="T13"> </text:span><text:span text:style-name="T20">not</text:span><text:span text:style-name="T13"> </text:span><text:span text:style-name="T20">null,</text:span></text:p>
      <text:p text:style-name="P13"><text:span text:style-name="T13"><text:tab/>titulo </text:span><text:span text:style-name="T3">varchar</text:span><text:span text:style-name="T20">(</text:span><text:span text:style-name="T13">40</text:span><text:span text:style-name="T20">)</text:span><text:span text:style-name="T13"> </text:span><text:span text:style-name="T20">not</text:span><text:span text:style-name="T13"> </text:span><text:span text:style-name="T20">null,</text:span></text:p>
      <text:p text:style-name="P13"><text:span text:style-name="T13"><text:tab/></text:span><text:span text:style-name="T3">primary</text:span><text:span text:style-name="T13"> </text:span><text:span text:style-name="T3">key</text:span><text:span text:style-name="T20">(</text:span><text:span text:style-name="T13">codigo</text:span><text:span text:style-name="T20">)</text:span></text:p>
      <text:p text:style-name="P30">);</text:p>
      <text:p text:style-name="P30"/>
      <text:p text:style-name="P19">Campo <text:span text:style-name="T46">por defecto</text:span></text:p>
      <text:p text:style-name="P44"><text:span text:style-name="T27">Valores por defecto</text:span><text:span text:style-name="T17"> </text:span></text:p>
      <text:p text:style-name="P32"><text:span text:style-name="T11"><text:s/></text:span><text:span text:style-name="T1">create</text:span><text:span text:style-name="T11"> </text:span><text:span text:style-name="T1">table</text:span><text:span text:style-name="T11"> alumnos</text:span>(</text:p>
      <text:p text:style-name="P14"><text:span text:style-name="T13"><text:s text:c="2"/>codigo </text:span><text:span text:style-name="T3">int</text:span><text:span text:style-name="T20"> </text:span><text:span text:style-name="T22">default 0</text:span></text:p>
      <text:p text:style-name="P32"><text:span text:style-name="T11"><text:s/></text:span>);</text:p>
      <text:p text:style-name="P32"/>
      <text:p text:style-name="P47">Para cada uno de los campos</text:p>
      <text:p text:style-name="P32"><text:span text:style-name="T1">insert</text:span><text:span text:style-name="T11"> </text:span><text:span text:style-name="T1">into</text:span><text:span text:style-name="T11"> libros </text:span><text:span text:style-name="T1">default</text:span><text:span text:style-name="T11"> </text:span><text:span text:style-name="T1">values</text:span>; </text:p>
      <text:p text:style-name="P32"/>
      <text:p text:style-name="P19">Campo identity</text:p>
      <text:p text:style-name="P21"><text:span text:style-name="T18">Se genera un campo de numero incremental, el cual no se puede modificar.</text:span> </text:p>
      <text:p text:style-name="P31"><text:span text:style-name="T11"><text:s/></text:span><text:span text:style-name="T1">create</text:span><text:span text:style-name="T11"> </text:span><text:span text:style-name="T1">table</text:span><text:span text:style-name="T11"> alumnos</text:span>(</text:p>
      <text:p text:style-name="P13"><text:span text:style-name="T13"><text:s text:c="2"/>codigo </text:span><text:span text:style-name="T3">int</text:span><text:span text:style-name="T13"> </text:span><text:span text:style-name="T3">identity</text:span><text:span text:style-name="T20">,</text:span></text:p>
      <text:p text:style-name="P31"><text:span text:style-name="T11"><text:s/></text:span>);</text:p>
      <text:p text:style-name="P31"/>
      <text:p text:style-name="P33">Para poder insertar información en un campo identity</text:p>
      <text:p text:style-name="P34"><text:span text:style-name="T3">set</text:span><text:span text:style-name="T13"> </text:span><text:span text:style-name="T3">identity_insert</text:span><text:span text:style-name="T13"> codigo </text:span><text:span text:style-name="T3">on</text:span><text:span text:style-name="T40">;</text:span></text:p>
      <text:p text:style-name="P49"/>
      <text:p text:style-name="P49">Para desactivar</text:p>
      <text:p text:style-name="P34"><text:span text:style-name="T3">set</text:span><text:span text:style-name="T13"> </text:span><text:span text:style-name="T3">identity_insert</text:span><text:span text:style-name="T13"> codigo </text:span><text:span text:style-name="T3">off</text:span><text:span text:style-name="T40">;</text:span></text:p>
      <text:p text:style-name="P48"/>
      <text:p text:style-name="P20">Truncate table</text:p>
      <text:p text:style-name="P54"><text:span text:style-name="T28">Vacía </text:span><text:span text:style-name="T29">todos los campos de la tabla. </text:span><text:span text:style-name="T28">Reinicia numeración a 1</text:span></text:p>
      <text:p text:style-name="P20"><text:soft-page-break/><text:span text:style-name="T4">truncate</text:span><text:span text:style-name="T41"> </text:span><text:span text:style-name="T4">table</text:span><text:span text:style-name="T41"> medicamentos</text:span><text:span text:style-name="T21">;</text:span></text:p>
      <text:p text:style-name="P20"><text:span text:style-name="T21"/></text:p>
      <text:p text:style-name="P51"><text:span text:style-name="T48">I</text:span>ngresar campos (insert to)</text:p>
      <text:p text:style-name="P4"><text:span text:style-name="T14"><text:s/></text:span><text:span text:style-name="T5">insert</text:span><text:span text:style-name="T14"> </text:span><text:span text:style-name="T5">into</text:span><text:span text:style-name="T14"> libros</text:span></text:p>
      <text:p text:style-name="P51"><text:span text:style-name="T49"><text:s text:c="2"/></text:span><text:span text:style-name="T10">values </text:span><text:span text:style-name="T30">(</text:span><text:span text:style-name="T34">'Uno'</text:span><text:span text:style-name="T30">,</text:span><text:span text:style-name="T34">'Richard Bach'</text:span><text:span text:style-name="T30">,</text:span><text:span text:style-name="T34">'Planeta'</text:span><text:span text:style-name="T30">);</text:span></text:p>
      <text:p text:style-name="P51"><text:span text:style-name="T30"/></text:p>
      <text:p text:style-name="P51"><text:span text:style-name="T49"><text:s/></text:span><text:span text:style-name="T10">insert</text:span><text:span text:style-name="T49"> </text:span><text:span text:style-name="T10">into</text:span><text:span text:style-name="T49"> libros</text:span><text:span text:style-name="T10"> </text:span><text:span text:style-name="T30">(</text:span><text:span text:style-name="T49">titulo</text:span><text:span text:style-name="T30">,</text:span><text:span text:style-name="T49"> autor</text:span><text:span text:style-name="T30">)</text:span></text:p>
      <text:p text:style-name="P51"><text:span text:style-name="T49"><text:s text:c="2"/></text:span><text:span text:style-name="T10">values </text:span><text:span text:style-name="T30">(</text:span><text:span text:style-name="T34">'El aleph'</text:span><text:span text:style-name="T30">,</text:span><text:span text:style-name="T34">'Borges'</text:span><text:span text:style-name="T30">);</text:span></text:p>
      <text:p text:style-name="P51"/>
      <text:p text:style-name="P51">Valores por defecto</text:p>
      <text:p text:style-name="P57"><text:span text:style-name="T15"><text:s/></text:span><text:span text:style-name="T6">create</text:span><text:span text:style-name="T15"> </text:span><text:span text:style-name="T6">table</text:span><text:span text:style-name="T15"> libros</text:span><text:span text:style-name="T24">(</text:span></text:p>
      <text:p text:style-name="P4"><text:span text:style-name="T14"><text:s text:c="2"/>cantidad </text:span><text:span text:style-name="T5">tinyint</text:span><text:span text:style-name="T14"> </text:span><text:span text:style-name="T5">default</text:span><text:span text:style-name="T14"> 0</text:span></text:p>
      <text:p text:style-name="P51"><text:span text:style-name="T49"><text:s/></text:span><text:span text:style-name="T30">);</text:span></text:p>
      <text:p text:style-name="P51"><text:span text:style-name="T30"/></text:p>
      <text:p text:style-name="P51"><text:span text:style-name="T10">insert</text:span><text:span text:style-name="T49"> </text:span><text:span text:style-name="T10">into</text:span><text:span text:style-name="T49"> libros</text:span><text:span text:style-name="T10"> </text:span><text:span text:style-name="T30">(</text:span><text:span text:style-name="T49">titulo</text:span><text:span text:style-name="T30">,</text:span><text:span text:style-name="T49">autor</text:span><text:span text:style-name="T30">,</text:span><text:span text:style-name="T49">precio</text:span><text:span text:style-name="T30">,</text:span><text:span text:style-name="T49">cantidad</text:span><text:span text:style-name="T30">)</text:span></text:p>
      <text:p text:style-name="P51"><text:span text:style-name="T49"><text:s text:c="2"/></text:span><text:span text:style-name="T10">values </text:span><text:span text:style-name="T30">(</text:span><text:span text:style-name="T34">'El gato con botas'</text:span><text:span text:style-name="T30">,</text:span><text:span text:style-name="T10">default</text:span><text:span text:style-name="T30">,</text:span><text:span text:style-name="T10">default</text:span><text:span text:style-name="T30">,</text:span><text:span text:style-name="T49">100</text:span><text:span text:style-name="T30">);</text:span></text:p>
      <text:p text:style-name="P51"><text:span text:style-name="T30"/></text:p>
      <text:p text:style-name="P52">Columnas calculadas (operadores aritméticos y de concatenació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08:57:18.758000000</meta:creation-date>
    <dc:date>2020-11-11T02:21:15.914000000</dc:date>
    <meta:editing-duration>PT1H32M22S</meta:editing-duration>
    <meta:editing-cycles>5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111" meta:word-count="386" meta:character-count="2632" meta:non-whitespace-character-count="2284"/>
  </office:meta>
</office:document-meta>
</file>